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42CA6C241593F327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c58" officeooo:paragraph-rsid="00173c58"/>
    </style:style>
    <style:style style:name="P2" style:family="paragraph" style:parent-style-name="Standard">
      <style:paragraph-properties fo:text-align="center" style:justify-single-word="false"/>
      <style:text-properties officeooo:rsid="00173c58" officeooo:paragraph-rsid="00173c58"/>
    </style:style>
    <style:style style:name="P3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officeooo:rsid="00173c58" officeooo:paragraph-rsid="00173c58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73c58" officeooo:paragraph-rsid="00173c58"/>
    </style:style>
    <style:style style:name="P6" style:family="paragraph" style:parent-style-name="Table_20_Contents">
      <style:paragraph-properties fo:text-align="center" style:justify-single-word="false"/>
      <style:text-properties officeooo:rsid="001afdb0" officeooo:paragraph-rsid="001afdb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3882in" svg:height="0.9165in" draw:z-index="0"><draw:image xlink:href="Pictures/10000201000000F400000042CA6C241593F327D7.png" xlink:type="simple" xlink:show="embed" xlink:actuate="onLoad"/></draw:frame></text:p>
      <text:p text:style-name="Standard"/>
      <text:p text:style-name="P1"/>
      <text:p text:style-name="P1"/>
      <text:p text:style-name="P1"/>
      <text:p text:style-name="P2">MEETING SIGN-IN FORM</text:p>
      <text:p text:style-name="P2"/>
      <text:p text:style-name="P3">PLEASE PRINT CLEARLY</text:p>
      <text:p text:style-name="P3"/>
      <text:p text:style-name="P3"/>
      <text:p text:style-name="P2">MEMB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NON MEMBERS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04:50.755691762</meta:creation-date>
    <dc:date>2017-03-07T19:59:32.157287922</dc:date>
    <meta:editing-duration>PT11M24S</meta:editing-duration>
    <meta:editing-cycles>3</meta:editing-cycles>
    <meta:generator>LibreOffice/5.2.5.1$Linux_X86_64 LibreOffice_project/20m0$Build-1</meta:generator>
    <meta:print-date>2016-08-23T19:52:25.134408877</meta:print-date>
    <meta:document-statistic meta:table-count="1" meta:image-count="1" meta:object-count="0" meta:page-count="1" meta:paragraph-count="4" meta:word-count="9" meta:character-count="58" meta:non-whitespace-character-count="53"/>
  </office:meta>
</office:document-meta>
</file>